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yössä toteutetaan Lempel-Ziv-Welch -pakkaus. String tablelle tarvitsee rakenteen josta voi etsiä ja lisätä nopeasti. Lisäksi tarvitsee pakatun tiedoston kirjoitukseen ja lukemiseen bittimanipulaatiota.</text:p>
      <text:p text:style-name="Standard"/>
      <text:p text:style-name="Standard">Ratkaistava ongelma on tiedon pakkaus. LZW on käytössä monissa sovelluksissa, esim. .gif, .pdf ja unixin compress.</text:p>
      <text:p text:style-name="Standard"/>
      <text:p text:style-name="Standard">Ohjelma saa syötteenä mielivaltaisia tiedostoja, esim. kuvia, tekstitiedostoja. Tiedostot pakataan pienemmiksi. Myös pakattuja tiedostoja, jotka avataan alkuperäisiks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55S</meta:editing-duration>
    <meta:editing-cycles>3</meta:editing-cycles>
    <meta:generator>OpenOffice.org/3.3$Win32 OpenOffice.org_project/330m20$Build-9567</meta:generator>
    <dc:date>2012-10-13T11:04:33.43</dc:date>
    <meta:document-statistic meta:table-count="0" meta:image-count="0" meta:object-count="0" meta:page-count="1" meta:paragraph-count="3" meta:word-count="55" meta:character-count="484"/>
    <meta:user-defined meta:name="Info 1"/>
    <meta:user-defined meta:name="Info 2"/>
    <meta:user-defined meta:name="Info 3"/>
    <meta:user-defined meta:name="Info 4"/>
  </office:meta>
</office:document-meta>
</file>